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8.314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tonton pat dans écran Calendrier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</text:p>
          </table:table-cell>
          <table:table-cell table:style-name="ce7" office:value-type="string">
            <text:p>Revoir algo calcul moyennes (prise en compte des tonton Pat)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Id joueur réel adverse pas mis à jour sur bonus « Dîner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But virtuel paraît non valide pour Cabella et Sar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Présence de numéro définitif à 0 =&gt; NULL attendu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5">
          <table:table-cell table:style-name="ce3"/>
          <table:table-cell table:style-name="ce3" office:value-type="string">
            <text:p>TVE</text:p>
          </table:table-cell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18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6T18:37:50</dc:date>
    <dc:creator>Max Plaiz</dc:creator>
    <meta:editing-duration>PT7H45M16S</meta:editing-duration>
    <meta:editing-cycles>26</meta:editing-cycles>
    <meta:generator>OpenOffice/4.1.3$Win32 OpenOffice.org_project/413m1$Build-9783</meta:generator>
    <meta:document-statistic meta:table-count="2" meta:cell-count="80" meta:object-count="0"/>
  </office:meta>
</office:document-meta>
</file>